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45">
            <text:p>45</text:p>
          </table:table-cell>
          <table:table-cell office:value-type="float" office:value="-71">
            <text:p>-71</text:p>
          </table:table-cell>
          <table:table-cell office:value-type="float" office:value="-616">
            <text:p>-61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4">
            <text:p>-74</text:p>
          </table:table-cell>
          <table:table-cell office:value-type="float" office:value="-616">
            <text:p>-61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77">
            <text:p>-77</text:p>
          </table:table-cell>
          <table:table-cell office:value-type="float" office:value="-616">
            <text:p>-616</text:p>
          </table:table-cell>
          <table:table-cell table:number-columns-repeated="2"/>
          <table:table-cell office:value-type="string">
            <text:p>von oben nach unten und zurüc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80">
            <text:p>-80</text:p>
          </table:table-cell>
          <table:table-cell office:value-type="float" office:value="-616">
            <text:p>-61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83">
            <text:p>-83</text:p>
          </table:table-cell>
          <table:table-cell office:value-type="float" office:value="-617">
            <text:p>-6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6">
            <text:p>-86</text:p>
          </table:table-cell>
          <table:table-cell office:value-type="float" office:value="-617">
            <text:p>-61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8">
            <text:p>-88</text:p>
          </table:table-cell>
          <table:table-cell office:value-type="float" office:value="-617">
            <text:p>-617</text:p>
          </table:table-cell>
          <table:table-cell/>
          <table:table-cell>
            <draw:frame table:end-cell-address="Tabelle1.L27" table:end-x="2.104cm" table:end-y="0.306cm" draw:z-index="0" draw:style-name="gr1" draw:text-style-name="P1" svg:width="15.999cm" svg:height="8.999cm" svg:x="1.912cm" svg:y="0.34cm">
              <draw:object draw:notify-on-update-of-ranges="Tabelle1.A1:Tabelle1.A756 Tabelle1.B1:Tabelle1.B756 Tabelle1.C1:Tabelle1.C75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91">
            <text:p>-91</text:p>
          </table:table-cell>
          <table:table-cell office:value-type="float" office:value="-616">
            <text:p>-61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94">
            <text:p>-94</text:p>
          </table:table-cell>
          <table:table-cell office:value-type="float" office:value="-615">
            <text:p>-61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96">
            <text:p>-9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99">
            <text:p>-9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01">
            <text:p>-10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2">
            <text:p>-10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3">
            <text:p>-10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04">
            <text:p>-10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06">
            <text:p>-10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106">
            <text:p>-10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08">
            <text:p>-10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9">
            <text:p>-10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8">
            <text:p>-10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8">
            <text:p>-10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107">
            <text:p>-10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104">
            <text:p>-10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01">
            <text:p>-10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99">
            <text:p>-9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98">
            <text:p>-9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99">
            <text:p>-9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9">
            <text:p>-9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97">
            <text:p>-9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96">
            <text:p>-9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94">
            <text:p>-9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3">
            <text:p>-9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2">
            <text:p>-9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91">
            <text:p>-9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91">
            <text:p>-9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90">
            <text:p>-9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7">
            <text:p>-8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6">
            <text:p>-8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5">
            <text:p>-8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4">
            <text:p>-8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83">
            <text:p>-8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82">
            <text:p>-8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81">
            <text:p>-8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81">
            <text:p>-8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80">
            <text:p>-8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80">
            <text:p>-8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9">
            <text:p>-7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9">
            <text:p>-7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9">
            <text:p>-7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79">
            <text:p>-7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8">
            <text:p>-7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8">
            <text:p>-7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4">
            <text:p>-7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4">
            <text:p>-7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3">
            <text:p>-7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72">
            <text:p>-7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72">
            <text:p>-7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72">
            <text:p>-7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72">
            <text:p>-7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1">
            <text:p>-7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71">
            <text:p>-7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71">
            <text:p>-7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70">
            <text:p>-7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69">
            <text:p>-6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69">
            <text:p>-6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68">
            <text:p>-6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6">
            <text:p>-6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5">
            <text:p>-6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4">
            <text:p>-6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4">
            <text:p>-6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3">
            <text:p>-6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2">
            <text:p>-6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2">
            <text:p>-6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62">
            <text:p>-6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62">
            <text:p>-6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61">
            <text:p>-6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60">
            <text:p>-6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59">
            <text:p>-5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59">
            <text:p>-5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58">
            <text:p>-5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57">
            <text:p>-5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56">
            <text:p>-5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56">
            <text:p>-5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56">
            <text:p>-5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5">
            <text:p>-5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4">
            <text:p>-5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3">
            <text:p>-5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51">
            <text:p>-5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2">
            <text:p>-5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2">
            <text:p>-5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53">
            <text:p>-5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3">
            <text:p>-5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53">
            <text:p>-5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53">
            <text:p>-5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54">
            <text:p>-5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5">
            <text:p>-5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4">
            <text:p>-5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4">
            <text:p>-5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54">
            <text:p>-5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53">
            <text:p>-5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52">
            <text:p>-5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50">
            <text:p>-5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49">
            <text:p>-4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8">
            <text:p>-4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8">
            <text:p>-4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8">
            <text:p>-4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9">
            <text:p>-49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9">
            <text:p>-49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9">
            <text:p>-4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8">
            <text:p>-4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7">
            <text:p>-4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7">
            <text:p>-4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6">
            <text:p>-4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6">
            <text:p>-4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6">
            <text:p>-4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6">
            <text:p>-4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6">
            <text:p>-4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6">
            <text:p>-4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6">
            <text:p>-4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">
            <text:p>-4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7">
            <text:p>-4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6">
            <text:p>-4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5">
            <text:p>-4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5">
            <text:p>-4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">
            <text:p>-44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3">
            <text:p>-43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1">
            <text:p>-41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9">
            <text:p>-39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38">
            <text:p>-3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7">
            <text:p>-3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6">
            <text:p>-36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5">
            <text:p>-35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5">
            <text:p>-35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4">
            <text:p>-34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32">
            <text:p>-3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1">
            <text:p>-3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1">
            <text:p>-3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8">
            <text:p>-28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6">
            <text:p>-2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5">
            <text:p>-2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5">
            <text:p>-2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4">
            <text:p>-24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3">
            <text:p>-23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2">
            <text:p>-22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1">
            <text:p>-2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1">
            <text:p>-2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1">
            <text:p>-2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9">
            <text:p>-1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9">
            <text:p>-1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18">
            <text:p>-1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18">
            <text:p>-1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7">
            <text:p>-1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5">
            <text:p>-1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4">
            <text:p>-14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4">
            <text:p>-14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4">
            <text:p>-14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3">
            <text:p>-13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1">
            <text:p>-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10">
            <text:p>-10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11">
            <text:p>-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11">
            <text:p>-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10">
            <text:p>-10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9">
            <text:p>-9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9">
            <text:p>-9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8">
            <text:p>-8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8">
            <text:p>-8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7">
            <text:p>-7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7">
            <text:p>-7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6">
            <text:p>-6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6">
            <text:p>-6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5">
            <text:p>-5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4">
            <text:p>-4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4">
            <text:p>-4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4">
            <text:p>-4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3">
            <text:p>-3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3">
            <text:p>-3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2">
            <text:p>-2</text:p>
          </table:table-cell>
          <table:table-cell office:value-type="float" office:value="-606">
            <text:p>-606</text:p>
          </table:table-cell>
          <table:table-cell table:number-columns-repeated="3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1">
            <text:p>-1</text:p>
          </table:table-cell>
          <table:table-cell office:value-type="float" office:value="-606">
            <text:p>-606</text:p>
          </table:table-cell>
          <table:table-cell table:number-columns-repeated="3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-606">
            <text:p>-606</text:p>
          </table:table-cell>
          <table:table-cell table:number-columns-repeated="3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">
            <text:p>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2">
            <text:p>2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2">
            <text:p>2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3">
            <text:p>3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3">
            <text:p>3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4">
            <text:p>4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3">
            <text:p>3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3">
            <text:p>3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5">
            <text:p>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6">
            <text:p>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7">
            <text:p>7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8">
            <text:p>8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9">
            <text:p>9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9">
            <text:p>9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10">
            <text:p>10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10">
            <text:p>10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10">
            <text:p>10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11">
            <text:p>1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11">
            <text:p>1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11">
            <text:p>1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11">
            <text:p>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11">
            <text:p>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11">
            <text:p>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11">
            <text:p>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11">
            <text:p>11</text:p>
          </table:table-cell>
          <table:table-cell office:value-type="float" office:value="-607">
            <text:p>-607</text:p>
          </table:table-cell>
          <table:table-cell table:number-columns-repeated="3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12">
            <text:p>1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12">
            <text:p>12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12">
            <text:p>1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3">
            <text:p>1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4">
            <text:p>1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5">
            <text:p>15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5">
            <text:p>15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5">
            <text:p>15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8">
            <text:p>1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20">
            <text:p>20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20">
            <text:p>20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9">
            <text:p>19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8">
            <text:p>1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8">
            <text:p>1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8">
            <text:p>1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7">
            <text:p>1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6">
            <text:p>1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16">
            <text:p>1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15">
            <text:p>1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6">
            <text:p>-66</text:p>
          </table:table-cell>
          <table:table-cell office:value-type="float" office:value="15">
            <text:p>1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5">
            <text:p>1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5">
            <text:p>1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5">
            <text:p>1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5">
            <text:p>-65</text:p>
          </table:table-cell>
          <table:table-cell office:value-type="float" office:value="14">
            <text:p>14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4">
            <text:p>-64</text:p>
          </table:table-cell>
          <table:table-cell office:value-type="float" office:value="13">
            <text:p>13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3">
            <text:p>13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2">
            <text:p>1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3">
            <text:p>-63</text:p>
          </table:table-cell>
          <table:table-cell office:value-type="float" office:value="11">
            <text:p>1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2">
            <text:p>-62</text:p>
          </table:table-cell>
          <table:table-cell office:value-type="float" office:value="11">
            <text:p>1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1">
            <text:p>1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1">
            <text:p>1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1">
            <text:p>1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0">
            <text:p>1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10">
            <text:p>1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1">
            <text:p>-61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10">
            <text:p>1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10">
            <text:p>1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8">
            <text:p>-58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7">
            <text:p>-57</text:p>
          </table:table-cell>
          <table:table-cell office:value-type="float" office:value="9">
            <text:p>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6">
            <text:p>-56</text:p>
          </table:table-cell>
          <table:table-cell office:value-type="float" office:value="8">
            <text:p>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8">
            <text:p>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7">
            <text:p>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4">
            <text:p>-54</text:p>
          </table:table-cell>
          <table:table-cell office:value-type="float" office:value="5">
            <text:p>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4">
            <text:p>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2">
            <text:p>-52</text:p>
          </table:table-cell>
          <table:table-cell office:value-type="float" office:value="3">
            <text:p>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1">
            <text:p>-51</text:p>
          </table:table-cell>
          <table:table-cell office:value-type="float" office:value="3">
            <text:p>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2">
            <text:p>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9">
            <text:p>-49</text:p>
          </table:table-cell>
          <table:table-cell office:value-type="float" office:value="1">
            <text:p>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8">
            <text:p>-48</text:p>
          </table:table-cell>
          <table:table-cell office:value-type="float" office:value="-1">
            <text:p>-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1">
            <text:p>-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47">
            <text:p>-47</text:p>
          </table:table-cell>
          <table:table-cell office:value-type="float" office:value="-2">
            <text:p>-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3">
            <text:p>-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3">
            <text:p>-3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3">
            <text:p>-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3">
            <text:p>-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4">
            <text:p>-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5">
            <text:p>-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5">
            <text:p>-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6">
            <text:p>-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6">
            <text:p>-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7">
            <text:p>-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8">
            <text:p>-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8">
            <text:p>-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7">
            <text:p>-37</text:p>
          </table:table-cell>
          <table:table-cell office:value-type="float" office:value="-10">
            <text:p>-1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-11">
            <text:p>-1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12">
            <text:p>-1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-13">
            <text:p>-13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14">
            <text:p>-14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-15">
            <text:p>-15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7">
            <text:p>-1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8">
            <text:p>-1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19">
            <text:p>-1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-20">
            <text:p>-2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20">
            <text:p>-2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-21">
            <text:p>-2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-21">
            <text:p>-2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22">
            <text:p>-2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2">
            <text:p>-2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-23">
            <text:p>-23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-23">
            <text:p>-23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4">
            <text:p>-24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-25">
            <text:p>-25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26">
            <text:p>-26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7">
            <text:p>-2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-28">
            <text:p>-2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-28">
            <text:p>-2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-29">
            <text:p>-2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-30">
            <text:p>-3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-30">
            <text:p>-3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-31">
            <text:p>-3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-32">
            <text:p>-3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32">
            <text:p>-3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-33">
            <text:p>-33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-34">
            <text:p>-34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-34">
            <text:p>-34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-34">
            <text:p>-34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-35">
            <text:p>-35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-36">
            <text:p>-36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36">
            <text:p>-36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37">
            <text:p>-3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37">
            <text:p>-3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39">
            <text:p>-3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40">
            <text:p>-4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40">
            <text:p>-4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41">
            <text:p>-4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41">
            <text:p>-4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1">
            <text:p>-4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2">
            <text:p>-4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2">
            <text:p>-4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2">
            <text:p>-4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2">
            <text:p>-4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2">
            <text:p>-42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1">
            <text:p>-4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1">
            <text:p>-41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2">
            <text:p>-4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2">
            <text:p>-4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2">
            <text:p>-42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3">
            <text:p>-4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4">
            <text:p>-4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4">
            <text:p>-4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5">
            <text:p>-4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6">
            <text:p>-4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7">
            <text:p>-4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8">
            <text:p>-4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9">
            <text:p>-4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9">
            <text:p>-4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9">
            <text:p>-4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50">
            <text:p>-5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50">
            <text:p>-50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51">
            <text:p>-5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52">
            <text:p>-5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53">
            <text:p>-53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54">
            <text:p>-5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54">
            <text:p>-5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4">
            <text:p>-5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54">
            <text:p>-5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54">
            <text:p>-5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55">
            <text:p>-55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6">
            <text:p>-5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7">
            <text:p>-5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58">
            <text:p>-5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58">
            <text:p>-5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59">
            <text:p>-59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59">
            <text:p>-59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0">
            <text:p>-60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1">
            <text:p>-6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1">
            <text:p>-6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62">
            <text:p>-6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62">
            <text:p>-6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63">
            <text:p>-6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63">
            <text:p>-6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64">
            <text:p>-6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5">
            <text:p>-65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6">
            <text:p>-6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68">
            <text:p>-6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69">
            <text:p>-69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70">
            <text:p>-70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1">
            <text:p>-7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72">
            <text:p>-72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3">
            <text:p>-73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5">
            <text:p>-7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6">
            <text:p>-7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7">
            <text:p>-7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8">
            <text:p>-7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78">
            <text:p>-7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9">
            <text:p>-7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9">
            <text:p>-7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79">
            <text:p>-7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80">
            <text:p>-80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80">
            <text:p>-80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80">
            <text:p>-80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81">
            <text:p>-8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81">
            <text:p>-8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81">
            <text:p>-8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81">
            <text:p>-81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82">
            <text:p>-8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82">
            <text:p>-8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83">
            <text:p>-83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85">
            <text:p>-85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87">
            <text:p>-8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89">
            <text:p>-89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91">
            <text:p>-91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92">
            <text:p>-92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92">
            <text:p>-92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92">
            <text:p>-9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92">
            <text:p>-92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93">
            <text:p>-93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94">
            <text:p>-94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95">
            <text:p>-9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95">
            <text:p>-95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96">
            <text:p>-96</text:p>
          </table:table-cell>
          <table:table-cell office:value-type="float" office:value="-608">
            <text:p>-608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98">
            <text:p>-98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97">
            <text:p>-97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97">
            <text:p>-9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97">
            <text:p>-9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99">
            <text:p>-9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99">
            <text:p>-99</text:p>
          </table:table-cell>
          <table:table-cell office:value-type="float" office:value="-609">
            <text:p>-609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99">
            <text:p>-99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7">
            <text:p>-97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6">
            <text:p>-9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6">
            <text:p>-96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5">
            <text:p>-9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5">
            <text:p>-9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5">
            <text:p>-95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4">
            <text:p>-94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4">
            <text:p>-94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94">
            <text:p>-94</text:p>
          </table:table-cell>
          <table:table-cell office:value-type="float" office:value="-610">
            <text:p>-610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94">
            <text:p>-9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94">
            <text:p>-9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93">
            <text:p>-9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93">
            <text:p>-9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93">
            <text:p>-9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93">
            <text:p>-9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92">
            <text:p>-9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92">
            <text:p>-9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92">
            <text:p>-92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91">
            <text:p>-9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91">
            <text:p>-9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91">
            <text:p>-9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91">
            <text:p>-91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90">
            <text:p>-9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8">
            <text:p>-8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9">
            <text:p>-8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8">
            <text:p>-8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7">
            <text:p>-8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86">
            <text:p>-8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5">
            <text:p>-8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4">
            <text:p>-8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4">
            <text:p>-84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3">
            <text:p>-83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1">
            <text:p>-8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0">
            <text:p>-8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80">
            <text:p>-80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9">
            <text:p>-79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8">
            <text:p>-78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7">
            <text:p>-7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7">
            <text:p>-7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4">
            <text:p>-74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7">
            <text:p>-7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6">
            <text:p>-7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75">
            <text:p>-75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4">
            <text:p>-74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72">
            <text:p>-72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71">
            <text:p>-71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70">
            <text:p>-70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69">
            <text:p>-69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68">
            <text:p>-6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68">
            <text:p>-68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7">
            <text:p>-67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6">
            <text:p>-6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6">
            <text:p>-6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6">
            <text:p>-6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6">
            <text:p>-66</text:p>
          </table:table-cell>
          <table:table-cell office:value-type="float" office:value="-611">
            <text:p>-61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6">
            <text:p>-6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6">
            <text:p>-6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6">
            <text:p>-6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6">
            <text:p>-66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7">
            <text:p>-67</text:p>
          </table:table-cell>
          <table:table-cell office:value-type="float" office:value="-612">
            <text:p>-61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7">
            <text:p>-67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9">
            <text:p>-69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3">
            <text:p>-613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7">
            <text:p>-67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8">
            <text:p>-68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69">
            <text:p>-69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1">
            <text:p>-71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-614">
            <text:p>-614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-615">
            <text:p>-6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-615">
            <text:p>-6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-615">
            <text:p>-6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70">
            <text:p>-70</text:p>
          </table:table-cell>
          <table:table-cell office:value-type="float" office:value="-615">
            <text:p>-61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.11.2016</text:date>, <text:time>15:52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15:52:45.68</dc:date>
    <meta:document-statistic meta:table-count="1" meta:cell-count="2269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664cm" style:legend-expansion="high" chart:style-name="ch2"/>
        <chart:plot-area chart:style-name="ch3" table:cell-range-address="Tabelle1.A1:Tabelle1.C756" svg:x="0.77cm" svg:y="0.855cm" svg:width="11.923cm" svg:height="7.545cm">
          <chartooo:coordinate-region svg:x="1.682cm" svg:y="1.067cm" svg:width="11.011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756" chart:class="chart:line">
            <chart:data-point chart:repeated="756"/>
          </chart:series>
          <chart:series chart:style-name="ch8" chart:values-cell-range-address="Tabelle1.B1:Tabelle1.B756" chart:class="chart:line">
            <chart:data-point chart:repeated="756"/>
          </chart:series>
          <chart:series chart:style-name="ch9" chart:values-cell-range-address="Tabelle1.C1:Tabelle1.C756" chart:class="chart:line">
            <chart:data-point chart:repeated="7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Tabelle1.A1:Tabelle1.A756</svg:desc>
                </draw:g>
              </table:table-cell>
              <table:table-cell office:value-type="float" office:value="-71">
                <text:p>-71</text:p>
                <draw:g>
                  <svg:desc>Tabelle1.B1:Tabelle1.B756</svg:desc>
                </draw:g>
              </table:table-cell>
              <table:table-cell office:value-type="float" office:value="-616">
                <text:p>-616</text:p>
                <draw:g>
                  <svg:desc>Tabelle1.C1:Tabelle1.C7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74">
                <text:p>-74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-77">
                <text:p>-77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-80">
                <text:p>-80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-83">
                <text:p>-83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-86">
                <text:p>-86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-88">
                <text:p>-88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-91">
                <text:p>-91</text:p>
              </table:table-cell>
              <table:table-cell office:value-type="float" office:value="-616">
                <text:p>-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94">
                <text:p>-94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-96">
                <text:p>-9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-99">
                <text:p>-9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-101">
                <text:p>-10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-102">
                <text:p>-10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-103">
                <text:p>-10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-104">
                <text:p>-10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-106">
                <text:p>-10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106">
                <text:p>-10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-108">
                <text:p>-10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-109">
                <text:p>-10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-108">
                <text:p>-10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-108">
                <text:p>-10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07">
                <text:p>-10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04">
                <text:p>-10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01">
                <text:p>-10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99">
                <text:p>-9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-98">
                <text:p>-9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-99">
                <text:p>-9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-99">
                <text:p>-9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-97">
                <text:p>-9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-96">
                <text:p>-9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-94">
                <text:p>-9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-93">
                <text:p>-9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-92">
                <text:p>-9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-91">
                <text:p>-9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-91">
                <text:p>-9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-90">
                <text:p>-9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-87">
                <text:p>-8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-86">
                <text:p>-8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-85">
                <text:p>-8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-84">
                <text:p>-8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-83">
                <text:p>-8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-82">
                <text:p>-8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-81">
                <text:p>-8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-81">
                <text:p>-8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-80">
                <text:p>-8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-80">
                <text:p>-8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-79">
                <text:p>-7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79">
                <text:p>-7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79">
                <text:p>-7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-79">
                <text:p>-7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-78">
                <text:p>-7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-78">
                <text:p>-7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-74">
                <text:p>-7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-74">
                <text:p>-7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">
                <text:p>51</text:p>
              </table:table-cell>
              <table:table-cell office:value-type="float" office:value="-73">
                <text:p>-7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">
                <text:p>52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  <table:table-cell office:value-type="float" office:value="-72">
                <text:p>-7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-72">
                <text:p>-7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-72">
                <text:p>-7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-72">
                <text:p>-7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  <table:table-cell office:value-type="float" office:value="-71">
                <text:p>-7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-71">
                <text:p>-7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-71">
                <text:p>-7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-70">
                <text:p>-7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-69">
                <text:p>-6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-69">
                <text:p>-6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-68">
                <text:p>-6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">
                <text:p>53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">
                <text:p>52</text:p>
              </table:table-cell>
              <table:table-cell office:value-type="float" office:value="-66">
                <text:p>-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-65">
                <text:p>-6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-64">
                <text:p>-6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-64">
                <text:p>-6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">
                <text:p>52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">
                <text:p>51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-63">
                <text:p>-6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-62">
                <text:p>-6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-62">
                <text:p>-6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  <table:table-cell office:value-type="float" office:value="-62">
                <text:p>-6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8">
                <text:p>48</text:p>
              </table:table-cell>
              <table:table-cell office:value-type="float" office:value="-62">
                <text:p>-6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">
                <text:p>47</text:p>
              </table:table-cell>
              <table:table-cell office:value-type="float" office:value="-61">
                <text:p>-6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">
                <text:p>47</text:p>
              </table:table-cell>
              <table:table-cell office:value-type="float" office:value="-60">
                <text:p>-6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-59">
                <text:p>-5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">
                <text:p>44</text:p>
              </table:table-cell>
              <table:table-cell office:value-type="float" office:value="-59">
                <text:p>-5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">
                <text:p>42</text:p>
              </table:table-cell>
              <table:table-cell office:value-type="float" office:value="-57">
                <text:p>-5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-56">
                <text:p>-5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">
                <text:p>41</text:p>
              </table:table-cell>
              <table:table-cell office:value-type="float" office:value="-56">
                <text:p>-5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">
                <text:p>39</text:p>
              </table:table-cell>
              <table:table-cell office:value-type="float" office:value="-56">
                <text:p>-5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-55">
                <text:p>-5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">
                <text:p>36</text:p>
              </table:table-cell>
              <table:table-cell office:value-type="float" office:value="-54">
                <text:p>-5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">
                <text:p>37</text:p>
              </table:table-cell>
              <table:table-cell office:value-type="float" office:value="-53">
                <text:p>-5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-51">
                <text:p>-5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">
                <text:p>40</text:p>
              </table:table-cell>
              <table:table-cell office:value-type="float" office:value="-52">
                <text:p>-5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-52">
                <text:p>-5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-53">
                <text:p>-5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-53">
                <text:p>-5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-53">
                <text:p>-5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">
                <text:p>39</text:p>
              </table:table-cell>
              <table:table-cell office:value-type="float" office:value="-53">
                <text:p>-5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">
                <text:p>38</text:p>
              </table:table-cell>
              <table:table-cell office:value-type="float" office:value="-54">
                <text:p>-5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-55">
                <text:p>-5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-54">
                <text:p>-5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">
                <text:p>36</text:p>
              </table:table-cell>
              <table:table-cell office:value-type="float" office:value="-54">
                <text:p>-5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">
                <text:p>34</text:p>
              </table:table-cell>
              <table:table-cell office:value-type="float" office:value="-54">
                <text:p>-5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-53">
                <text:p>-5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">
                <text:p>31</text:p>
              </table:table-cell>
              <table:table-cell office:value-type="float" office:value="-52">
                <text:p>-5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-50">
                <text:p>-5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">
                <text:p>34</text:p>
              </table:table-cell>
              <table:table-cell office:value-type="float" office:value="-49">
                <text:p>-4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">
                <text:p>25</text:p>
              </table:table-cell>
              <table:table-cell office:value-type="float" office:value="-48">
                <text:p>-4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">
                <text:p>23</text:p>
              </table:table-cell>
              <table:table-cell office:value-type="float" office:value="-48">
                <text:p>-4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">
                <text:p>20</text:p>
              </table:table-cell>
              <table:table-cell office:value-type="float" office:value="-48">
                <text:p>-4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">
                <text:p>17</text:p>
              </table:table-cell>
              <table:table-cell office:value-type="float" office:value="-49">
                <text:p>-49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-49">
                <text:p>-49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-49">
                <text:p>-4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-48">
                <text:p>-4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-47">
                <text:p>-4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-47">
                <text:p>-4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-46">
                <text:p>-4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-46">
                <text:p>-4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">
                <text:p>7</text:p>
              </table:table-cell>
              <table:table-cell office:value-type="float" office:value="-46">
                <text:p>-4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-46">
                <text:p>-4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-46">
                <text:p>-4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">
                <text:p>8</text:p>
              </table:table-cell>
              <table:table-cell office:value-type="float" office:value="-46">
                <text:p>-4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-46">
                <text:p>-4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-47">
                <text:p>-4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-47">
                <text:p>-4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-45">
                <text:p>-4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-45">
                <text:p>-4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-44">
                <text:p>-4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-43">
                <text:p>-43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-41">
                <text:p>-41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-39">
                <text:p>-39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-38">
                <text:p>-3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  <table:table-cell office:value-type="float" office:value="-37">
                <text:p>-3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-36">
                <text:p>-36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-35">
                <text:p>-35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-34">
                <text:p>-34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-32">
                <text:p>-3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">
                <text:p>4</text:p>
              </table:table-cell>
              <table:table-cell office:value-type="float" office:value="-31">
                <text:p>-3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-31">
                <text:p>-3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-30">
                <text:p>-3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-28">
                <text:p>-28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-26">
                <text:p>-2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-25">
                <text:p>-2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-24">
                <text:p>-2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-23">
                <text:p>-2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  <table:table-cell office:value-type="float" office:value="-21">
                <text:p>-2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-21">
                <text:p>-2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-21">
                <text:p>-2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-21">
                <text:p>-2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-21">
                <text:p>-2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-20">
                <text:p>-20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-19">
                <text:p>-1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-19">
                <text:p>-1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">
                <text:p>-1</text:p>
              </table:table-cell>
              <table:table-cell office:value-type="float" office:value="-18">
                <text:p>-1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">
                <text:p>-2</text:p>
              </table:table-cell>
              <table:table-cell office:value-type="float" office:value="-18">
                <text:p>-1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">
                <text:p>-3</text:p>
              </table:table-cell>
              <table:table-cell office:value-type="float" office:value="-17">
                <text:p>-1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">
                <text:p>-4</text:p>
              </table:table-cell>
              <table:table-cell office:value-type="float" office:value="-16">
                <text:p>-1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">
                <text:p>-4</text:p>
              </table:table-cell>
              <table:table-cell office:value-type="float" office:value="-15">
                <text:p>-1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">
                <text:p>-4</text:p>
              </table:table-cell>
              <table:table-cell office:value-type="float" office:value="-13">
                <text:p>-1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">
                <text:p>-5</text:p>
              </table:table-cell>
              <table:table-cell office:value-type="float" office:value="-11">
                <text:p>-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">
                <text:p>-13</text:p>
              </table:table-cell>
              <table:table-cell office:value-type="float" office:value="-8">
                <text:p>-8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4">
                <text:p>-14</text:p>
              </table:table-cell>
              <table:table-cell office:value-type="float" office:value="-8">
                <text:p>-8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6">
                <text:p>-16</text:p>
              </table:table-cell>
              <table:table-cell office:value-type="float" office:value="-7">
                <text:p>-7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7">
                <text:p>-17</text:p>
              </table:table-cell>
              <table:table-cell office:value-type="float" office:value="-6">
                <text:p>-6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8">
                <text:p>-18</text:p>
              </table:table-cell>
              <table:table-cell office:value-type="float" office:value="-6">
                <text:p>-6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9">
                <text:p>-19</text:p>
              </table:table-cell>
              <table:table-cell office:value-type="float" office:value="-5">
                <text:p>-5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0">
                <text:p>-20</text:p>
              </table:table-cell>
              <table:table-cell office:value-type="float" office:value="-5">
                <text:p>-5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1">
                <text:p>-21</text:p>
              </table:table-cell>
              <table:table-cell office:value-type="float" office:value="-4">
                <text:p>-4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2">
                <text:p>-22</text:p>
              </table:table-cell>
              <table:table-cell office:value-type="float" office:value="-4">
                <text:p>-4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3">
                <text:p>-23</text:p>
              </table:table-cell>
              <table:table-cell office:value-type="float" office:value="-4">
                <text:p>-4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4">
                <text:p>-24</text:p>
              </table:table-cell>
              <table:table-cell office:value-type="float" office:value="-3">
                <text:p>-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6">
                <text:p>-26</text:p>
              </table:table-cell>
              <table:table-cell office:value-type="float" office:value="-3">
                <text:p>-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7">
                <text:p>-27</text:p>
              </table:table-cell>
              <table:table-cell office:value-type="float" office:value="-2">
                <text:p>-2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">
                <text:p>-28</text:p>
              </table:table-cell>
              <table:table-cell office:value-type="float" office:value="-1">
                <text:p>-1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  <table:table-cell office:value-type="float" office:value="-606">
                <text:p>-6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1">
                <text:p>-31</text:p>
              </table:table-cell>
              <table:table-cell office:value-type="float" office:value="2">
                <text:p>2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5">
                <text:p>-35</text:p>
              </table:table-cell>
              <table:table-cell office:value-type="float" office:value="3">
                <text:p>3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6">
                <text:p>-36</text:p>
              </table:table-cell>
              <table:table-cell office:value-type="float" office:value="4">
                <text:p>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8">
                <text:p>-38</text:p>
              </table:table-cell>
              <table:table-cell office:value-type="float" office:value="3">
                <text:p>3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0">
                <text:p>-40</text:p>
              </table:table-cell>
              <table:table-cell office:value-type="float" office:value="3">
                <text:p>3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1">
                <text:p>-41</text:p>
              </table:table-cell>
              <table:table-cell office:value-type="float" office:value="4">
                <text:p>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2">
                <text:p>-42</text:p>
              </table:table-cell>
              <table:table-cell office:value-type="float" office:value="5">
                <text:p>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3">
                <text:p>-43</text:p>
              </table:table-cell>
              <table:table-cell office:value-type="float" office:value="6">
                <text:p>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5">
                <text:p>-45</text:p>
              </table:table-cell>
              <table:table-cell office:value-type="float" office:value="6">
                <text:p>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6">
                <text:p>-46</text:p>
              </table:table-cell>
              <table:table-cell office:value-type="float" office:value="7">
                <text:p>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6">
                <text:p>-46</text:p>
              </table:table-cell>
              <table:table-cell office:value-type="float" office:value="8">
                <text:p>8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7">
                <text:p>-47</text:p>
              </table:table-cell>
              <table:table-cell office:value-type="float" office:value="9">
                <text:p>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7">
                <text:p>-47</text:p>
              </table:table-cell>
              <table:table-cell office:value-type="float" office:value="9">
                <text:p>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7">
                <text:p>-47</text:p>
              </table:table-cell>
              <table:table-cell office:value-type="float" office:value="10">
                <text:p>1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8">
                <text:p>-48</text:p>
              </table:table-cell>
              <table:table-cell office:value-type="float" office:value="10">
                <text:p>1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9">
                <text:p>-49</text:p>
              </table:table-cell>
              <table:table-cell office:value-type="float" office:value="10">
                <text:p>10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9">
                <text:p>-49</text:p>
              </table:table-cell>
              <table:table-cell office:value-type="float" office:value="11">
                <text:p>1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0">
                <text:p>-50</text:p>
              </table:table-cell>
              <table:table-cell office:value-type="float" office:value="11">
                <text:p>1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51">
                <text:p>-51</text:p>
              </table:table-cell>
              <table:table-cell office:value-type="float" office:value="11">
                <text:p>1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52">
                <text:p>-52</text:p>
              </table:table-cell>
              <table:table-cell office:value-type="float" office:value="11">
                <text:p>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53">
                <text:p>-53</text:p>
              </table:table-cell>
              <table:table-cell office:value-type="float" office:value="11">
                <text:p>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4">
                <text:p>-54</text:p>
              </table:table-cell>
              <table:table-cell office:value-type="float" office:value="11">
                <text:p>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4">
                <text:p>-54</text:p>
              </table:table-cell>
              <table:table-cell office:value-type="float" office:value="11">
                <text:p>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5">
                <text:p>-55</text:p>
              </table:table-cell>
              <table:table-cell office:value-type="float" office:value="11">
                <text:p>11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7">
                <text:p>-57</text:p>
              </table:table-cell>
              <table:table-cell office:value-type="float" office:value="12">
                <text:p>12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9">
                <text:p>-59</text:p>
              </table:table-cell>
              <table:table-cell office:value-type="float" office:value="12">
                <text:p>1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59">
                <text:p>-59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58">
                <text:p>-58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8">
                <text:p>-58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9">
                <text:p>-59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9">
                <text:p>-59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60">
                <text:p>-60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1">
                <text:p>-61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61">
                <text:p>-61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61">
                <text:p>-61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62">
                <text:p>-62</text:p>
              </table:table-cell>
              <table:table-cell office:value-type="float" office:value="13">
                <text:p>1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62">
                <text:p>-62</text:p>
              </table:table-cell>
              <table:table-cell office:value-type="float" office:value="14">
                <text:p>1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62">
                <text:p>-62</text:p>
              </table:table-cell>
              <table:table-cell office:value-type="float" office:value="15">
                <text:p>15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2">
                <text:p>-62</text:p>
              </table:table-cell>
              <table:table-cell office:value-type="float" office:value="15">
                <text:p>15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3">
                <text:p>-63</text:p>
              </table:table-cell>
              <table:table-cell office:value-type="float" office:value="15">
                <text:p>15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3">
                <text:p>-63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62">
                <text:p>-62</text:p>
              </table:table-cell>
              <table:table-cell office:value-type="float" office:value="18">
                <text:p>1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2">
                <text:p>-62</text:p>
              </table:table-cell>
              <table:table-cell office:value-type="float" office:value="20">
                <text:p>20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2">
                <text:p>-62</text:p>
              </table:table-cell>
              <table:table-cell office:value-type="float" office:value="20">
                <text:p>20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63">
                <text:p>-63</text:p>
              </table:table-cell>
              <table:table-cell office:value-type="float" office:value="19">
                <text:p>1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4">
                <text:p>-64</text:p>
              </table:table-cell>
              <table:table-cell office:value-type="float" office:value="18">
                <text:p>1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64">
                <text:p>-64</text:p>
              </table:table-cell>
              <table:table-cell office:value-type="float" office:value="18">
                <text:p>1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64">
                <text:p>-64</text:p>
              </table:table-cell>
              <table:table-cell office:value-type="float" office:value="18">
                <text:p>1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64">
                <text:p>-64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65">
                <text:p>-65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65">
                <text:p>-65</text:p>
              </table:table-cell>
              <table:table-cell office:value-type="float" office:value="17">
                <text:p>1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66">
                <text:p>-66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5">
                <text:p>-65</text:p>
              </table:table-cell>
              <table:table-cell office:value-type="float" office:value="16">
                <text:p>1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66">
                <text:p>-66</text:p>
              </table:table-cell>
              <table:table-cell office:value-type="float" office:value="16">
                <text:p>1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66">
                <text:p>-66</text:p>
              </table:table-cell>
              <table:table-cell office:value-type="float" office:value="15">
                <text:p>1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66">
                <text:p>-66</text:p>
              </table:table-cell>
              <table:table-cell office:value-type="float" office:value="15">
                <text:p>1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65">
                <text:p>-65</text:p>
              </table:table-cell>
              <table:table-cell office:value-type="float" office:value="15">
                <text:p>1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65">
                <text:p>-65</text:p>
              </table:table-cell>
              <table:table-cell office:value-type="float" office:value="15">
                <text:p>1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65">
                <text:p>-65</text:p>
              </table:table-cell>
              <table:table-cell office:value-type="float" office:value="15">
                <text:p>1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65">
                <text:p>-65</text:p>
              </table:table-cell>
              <table:table-cell office:value-type="float" office:value="14">
                <text:p>1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64">
                <text:p>-64</text:p>
              </table:table-cell>
              <table:table-cell office:value-type="float" office:value="13">
                <text:p>13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63">
                <text:p>-63</text:p>
              </table:table-cell>
              <table:table-cell office:value-type="float" office:value="13">
                <text:p>13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63">
                <text:p>-63</text:p>
              </table:table-cell>
              <table:table-cell office:value-type="float" office:value="12">
                <text:p>1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63">
                <text:p>-63</text:p>
              </table:table-cell>
              <table:table-cell office:value-type="float" office:value="11">
                <text:p>1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62">
                <text:p>-62</text:p>
              </table:table-cell>
              <table:table-cell office:value-type="float" office:value="11">
                <text:p>1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61">
                <text:p>-61</text:p>
              </table:table-cell>
              <table:table-cell office:value-type="float" office:value="11">
                <text:p>1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61">
                <text:p>-61</text:p>
              </table:table-cell>
              <table:table-cell office:value-type="float" office:value="11">
                <text:p>1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61">
                <text:p>-61</text:p>
              </table:table-cell>
              <table:table-cell office:value-type="float" office:value="11">
                <text:p>1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61">
                <text:p>-61</text:p>
              </table:table-cell>
              <table:table-cell office:value-type="float" office:value="10">
                <text:p>1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61">
                <text:p>-61</text:p>
              </table:table-cell>
              <table:table-cell office:value-type="float" office:value="10">
                <text:p>1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61">
                <text:p>-61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0">
                <text:p>-60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1">
                <text:p>-61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0">
                <text:p>-60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0">
                <text:p>-60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59">
                <text:p>-59</text:p>
              </table:table-cell>
              <table:table-cell office:value-type="float" office:value="10">
                <text:p>1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58">
                <text:p>-58</text:p>
              </table:table-cell>
              <table:table-cell office:value-type="float" office:value="10">
                <text:p>1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58">
                <text:p>-58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57">
                <text:p>-57</text:p>
              </table:table-cell>
              <table:table-cell office:value-type="float" office:value="9">
                <text:p>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56">
                <text:p>-56</text:p>
              </table:table-cell>
              <table:table-cell office:value-type="float" office:value="8">
                <text:p>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55">
                <text:p>-55</text:p>
              </table:table-cell>
              <table:table-cell office:value-type="float" office:value="8">
                <text:p>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55">
                <text:p>-55</text:p>
              </table:table-cell>
              <table:table-cell office:value-type="float" office:value="7">
                <text:p>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4">
                <text:p>-54</text:p>
              </table:table-cell>
              <table:table-cell office:value-type="float" office:value="5">
                <text:p>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53">
                <text:p>-53</text:p>
              </table:table-cell>
              <table:table-cell office:value-type="float" office:value="4">
                <text:p>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52">
                <text:p>-52</text:p>
              </table:table-cell>
              <table:table-cell office:value-type="float" office:value="3">
                <text:p>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1">
                <text:p>-51</text:p>
              </table:table-cell>
              <table:table-cell office:value-type="float" office:value="3">
                <text:p>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0">
                <text:p>-50</text:p>
              </table:table-cell>
              <table:table-cell office:value-type="float" office:value="2">
                <text:p>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9">
                <text:p>-49</text:p>
              </table:table-cell>
              <table:table-cell office:value-type="float" office:value="1">
                <text:p>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8">
                <text:p>-48</text:p>
              </table:table-cell>
              <table:table-cell office:value-type="float" office:value="-1">
                <text:p>-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7">
                <text:p>-47</text:p>
              </table:table-cell>
              <table:table-cell office:value-type="float" office:value="-1">
                <text:p>-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7">
                <text:p>-47</text:p>
              </table:table-cell>
              <table:table-cell office:value-type="float" office:value="-2">
                <text:p>-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6">
                <text:p>-46</text:p>
              </table:table-cell>
              <table:table-cell office:value-type="float" office:value="-3">
                <text:p>-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5">
                <text:p>-45</text:p>
              </table:table-cell>
              <table:table-cell office:value-type="float" office:value="-3">
                <text:p>-3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5">
                <text:p>-45</text:p>
              </table:table-cell>
              <table:table-cell office:value-type="float" office:value="-3">
                <text:p>-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4">
                <text:p>-44</text:p>
              </table:table-cell>
              <table:table-cell office:value-type="float" office:value="-3">
                <text:p>-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4">
                <text:p>-44</text:p>
              </table:table-cell>
              <table:table-cell office:value-type="float" office:value="-4">
                <text:p>-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4">
                <text:p>-44</text:p>
              </table:table-cell>
              <table:table-cell office:value-type="float" office:value="-5">
                <text:p>-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3">
                <text:p>-43</text:p>
              </table:table-cell>
              <table:table-cell office:value-type="float" office:value="-5">
                <text:p>-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1">
                <text:p>-41</text:p>
              </table:table-cell>
              <table:table-cell office:value-type="float" office:value="-6">
                <text:p>-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0">
                <text:p>-40</text:p>
              </table:table-cell>
              <table:table-cell office:value-type="float" office:value="-7">
                <text:p>-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39">
                <text:p>-39</text:p>
              </table:table-cell>
              <table:table-cell office:value-type="float" office:value="-8">
                <text:p>-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38">
                <text:p>-38</text:p>
              </table:table-cell>
              <table:table-cell office:value-type="float" office:value="-8">
                <text:p>-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6">
                <text:p>-36</text:p>
              </table:table-cell>
              <table:table-cell office:value-type="float" office:value="-11">
                <text:p>-1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5">
                <text:p>-35</text:p>
              </table:table-cell>
              <table:table-cell office:value-type="float" office:value="-12">
                <text:p>-1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3">
                <text:p>-33</text:p>
              </table:table-cell>
              <table:table-cell office:value-type="float" office:value="-15">
                <text:p>-15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2">
                <text:p>-32</text:p>
              </table:table-cell>
              <table:table-cell office:value-type="float" office:value="-17">
                <text:p>-1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2">
                <text:p>-32</text:p>
              </table:table-cell>
              <table:table-cell office:value-type="float" office:value="-18">
                <text:p>-1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2">
                <text:p>-32</text:p>
              </table:table-cell>
              <table:table-cell office:value-type="float" office:value="-19">
                <text:p>-1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1">
                <text:p>-31</text:p>
              </table:table-cell>
              <table:table-cell office:value-type="float" office:value="-20">
                <text:p>-2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0">
                <text:p>-30</text:p>
              </table:table-cell>
              <table:table-cell office:value-type="float" office:value="-20">
                <text:p>-2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0">
                <text:p>-30</text:p>
              </table:table-cell>
              <table:table-cell office:value-type="float" office:value="-21">
                <text:p>-2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9">
                <text:p>-29</text:p>
              </table:table-cell>
              <table:table-cell office:value-type="float" office:value="-21">
                <text:p>-2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8">
                <text:p>-28</text:p>
              </table:table-cell>
              <table:table-cell office:value-type="float" office:value="-22">
                <text:p>-2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6">
                <text:p>-26</text:p>
              </table:table-cell>
              <table:table-cell office:value-type="float" office:value="-22">
                <text:p>-2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6">
                <text:p>-26</text:p>
              </table:table-cell>
              <table:table-cell office:value-type="float" office:value="-23">
                <text:p>-23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4">
                <text:p>-24</text:p>
              </table:table-cell>
              <table:table-cell office:value-type="float" office:value="-23">
                <text:p>-23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3">
                <text:p>-23</text:p>
              </table:table-cell>
              <table:table-cell office:value-type="float" office:value="-24">
                <text:p>-2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3">
                <text:p>-23</text:p>
              </table:table-cell>
              <table:table-cell office:value-type="float" office:value="-25">
                <text:p>-25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2">
                <text:p>-22</text:p>
              </table:table-cell>
              <table:table-cell office:value-type="float" office:value="-26">
                <text:p>-26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1">
                <text:p>-21</text:p>
              </table:table-cell>
              <table:table-cell office:value-type="float" office:value="-27">
                <text:p>-2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1">
                <text:p>-21</text:p>
              </table:table-cell>
              <table:table-cell office:value-type="float" office:value="-28">
                <text:p>-2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0">
                <text:p>-20</text:p>
              </table:table-cell>
              <table:table-cell office:value-type="float" office:value="-28">
                <text:p>-2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9">
                <text:p>-19</text:p>
              </table:table-cell>
              <table:table-cell office:value-type="float" office:value="-29">
                <text:p>-2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8">
                <text:p>-18</text:p>
              </table:table-cell>
              <table:table-cell office:value-type="float" office:value="-30">
                <text:p>-3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7">
                <text:p>-17</text:p>
              </table:table-cell>
              <table:table-cell office:value-type="float" office:value="-30">
                <text:p>-3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6">
                <text:p>-16</text:p>
              </table:table-cell>
              <table:table-cell office:value-type="float" office:value="-31">
                <text:p>-3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">
                <text:p>-15</text:p>
              </table:table-cell>
              <table:table-cell office:value-type="float" office:value="-32">
                <text:p>-3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">
                <text:p>-14</text:p>
              </table:table-cell>
              <table:table-cell office:value-type="float" office:value="-32">
                <text:p>-3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4">
                <text:p>-14</text:p>
              </table:table-cell>
              <table:table-cell office:value-type="float" office:value="-33">
                <text:p>-33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3">
                <text:p>-13</text:p>
              </table:table-cell>
              <table:table-cell office:value-type="float" office:value="-34">
                <text:p>-3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2">
                <text:p>-12</text:p>
              </table:table-cell>
              <table:table-cell office:value-type="float" office:value="-34">
                <text:p>-3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1">
                <text:p>-11</text:p>
              </table:table-cell>
              <table:table-cell office:value-type="float" office:value="-34">
                <text:p>-34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0">
                <text:p>-10</text:p>
              </table:table-cell>
              <table:table-cell office:value-type="float" office:value="-35">
                <text:p>-35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">
                <text:p>-9</text:p>
              </table:table-cell>
              <table:table-cell office:value-type="float" office:value="-36">
                <text:p>-36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">
                <text:p>-8</text:p>
              </table:table-cell>
              <table:table-cell office:value-type="float" office:value="-36">
                <text:p>-36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">
                <text:p>-7</text:p>
              </table:table-cell>
              <table:table-cell office:value-type="float" office:value="-37">
                <text:p>-3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">
                <text:p>-6</text:p>
              </table:table-cell>
              <table:table-cell office:value-type="float" office:value="-37">
                <text:p>-3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">
                <text:p>-5</text:p>
              </table:table-cell>
              <table:table-cell office:value-type="float" office:value="-39">
                <text:p>-3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">
                <text:p>-4</text:p>
              </table:table-cell>
              <table:table-cell office:value-type="float" office:value="-40">
                <text:p>-4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3">
                <text:p>-3</text:p>
              </table:table-cell>
              <table:table-cell office:value-type="float" office:value="-40">
                <text:p>-4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">
                <text:p>-2</text:p>
              </table:table-cell>
              <table:table-cell office:value-type="float" office:value="-41">
                <text:p>-4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">
                <text:p>-1</text:p>
              </table:table-cell>
              <table:table-cell office:value-type="float" office:value="-41">
                <text:p>-4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-41">
                <text:p>-4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  <table:table-cell office:value-type="float" office:value="-42">
                <text:p>-4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-42">
                <text:p>-4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  <table:table-cell office:value-type="float" office:value="-42">
                <text:p>-4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-42">
                <text:p>-4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">
                <text:p>7</text:p>
              </table:table-cell>
              <table:table-cell office:value-type="float" office:value="-42">
                <text:p>-42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-41">
                <text:p>-4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">
                <text:p>9</text:p>
              </table:table-cell>
              <table:table-cell office:value-type="float" office:value="-41">
                <text:p>-4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-42">
                <text:p>-4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">
                <text:p>10</text:p>
              </table:table-cell>
              <table:table-cell office:value-type="float" office:value="-42">
                <text:p>-4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  <table:table-cell office:value-type="float" office:value="-42">
                <text:p>-42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">
                <text:p>12</text:p>
              </table:table-cell>
              <table:table-cell office:value-type="float" office:value="-43">
                <text:p>-4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">
                <text:p>15</text:p>
              </table:table-cell>
              <table:table-cell office:value-type="float" office:value="-44">
                <text:p>-4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">
                <text:p>16</text:p>
              </table:table-cell>
              <table:table-cell office:value-type="float" office:value="-45">
                <text:p>-4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  <table:table-cell office:value-type="float" office:value="-46">
                <text:p>-4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">
                <text:p>18</text:p>
              </table:table-cell>
              <table:table-cell office:value-type="float" office:value="-47">
                <text:p>-4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">
                <text:p>18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">
                <text:p>19</text:p>
              </table:table-cell>
              <table:table-cell office:value-type="float" office:value="-48">
                <text:p>-4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">
                <text:p>20</text:p>
              </table:table-cell>
              <table:table-cell office:value-type="float" office:value="-49">
                <text:p>-4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">
                <text:p>21</text:p>
              </table:table-cell>
              <table:table-cell office:value-type="float" office:value="-49">
                <text:p>-4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2">
                <text:p>22</text:p>
              </table:table-cell>
              <table:table-cell office:value-type="float" office:value="-49">
                <text:p>-4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">
                <text:p>23</text:p>
              </table:table-cell>
              <table:table-cell office:value-type="float" office:value="-50">
                <text:p>-5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  <table:table-cell office:value-type="float" office:value="-50">
                <text:p>-50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">
                <text:p>26</text:p>
              </table:table-cell>
              <table:table-cell office:value-type="float" office:value="-51">
                <text:p>-5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">
                <text:p>26</text:p>
              </table:table-cell>
              <table:table-cell office:value-type="float" office:value="-52">
                <text:p>-5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">
                <text:p>27</text:p>
              </table:table-cell>
              <table:table-cell office:value-type="float" office:value="-53">
                <text:p>-53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">
                <text:p>28</text:p>
              </table:table-cell>
              <table:table-cell office:value-type="float" office:value="-54">
                <text:p>-5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">
                <text:p>29</text:p>
              </table:table-cell>
              <table:table-cell office:value-type="float" office:value="-54">
                <text:p>-5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">
                <text:p>30</text:p>
              </table:table-cell>
              <table:table-cell office:value-type="float" office:value="-54">
                <text:p>-5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">
                <text:p>30</text:p>
              </table:table-cell>
              <table:table-cell office:value-type="float" office:value="-54">
                <text:p>-5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">
                <text:p>31</text:p>
              </table:table-cell>
              <table:table-cell office:value-type="float" office:value="-54">
                <text:p>-5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">
                <text:p>32</text:p>
              </table:table-cell>
              <table:table-cell office:value-type="float" office:value="-55">
                <text:p>-55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">
                <text:p>33</text:p>
              </table:table-cell>
              <table:table-cell office:value-type="float" office:value="-56">
                <text:p>-5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">
                <text:p>33</text:p>
              </table:table-cell>
              <table:table-cell office:value-type="float" office:value="-57">
                <text:p>-5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4">
                <text:p>34</text:p>
              </table:table-cell>
              <table:table-cell office:value-type="float" office:value="-58">
                <text:p>-5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">
                <text:p>34</text:p>
              </table:table-cell>
              <table:table-cell office:value-type="float" office:value="-58">
                <text:p>-5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5">
                <text:p>35</text:p>
              </table:table-cell>
              <table:table-cell office:value-type="float" office:value="-59">
                <text:p>-5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">
                <text:p>36</text:p>
              </table:table-cell>
              <table:table-cell office:value-type="float" office:value="-59">
                <text:p>-5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">
                <text:p>37</text:p>
              </table:table-cell>
              <table:table-cell office:value-type="float" office:value="-60">
                <text:p>-60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">
                <text:p>37</text:p>
              </table:table-cell>
              <table:table-cell office:value-type="float" office:value="-61">
                <text:p>-6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">
                <text:p>37</text:p>
              </table:table-cell>
              <table:table-cell office:value-type="float" office:value="-61">
                <text:p>-6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9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">
                <text:p>40</text:p>
              </table:table-cell>
              <table:table-cell office:value-type="float" office:value="-63">
                <text:p>-6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">
                <text:p>40</text:p>
              </table:table-cell>
              <table:table-cell office:value-type="float" office:value="-63">
                <text:p>-6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">
                <text:p>41</text:p>
              </table:table-cell>
              <table:table-cell office:value-type="float" office:value="-64">
                <text:p>-6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2">
                <text:p>42</text:p>
              </table:table-cell>
              <table:table-cell office:value-type="float" office:value="-65">
                <text:p>-65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">
                <text:p>42</text:p>
              </table:table-cell>
              <table:table-cell office:value-type="float" office:value="-66">
                <text:p>-6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">
                <text:p>4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">
                <text:p>4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">
                <text:p>45</text:p>
              </table:table-cell>
              <table:table-cell office:value-type="float" office:value="-68">
                <text:p>-6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">
                <text:p>46</text:p>
              </table:table-cell>
              <table:table-cell office:value-type="float" office:value="-69">
                <text:p>-6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">
                <text:p>46</text:p>
              </table:table-cell>
              <table:table-cell office:value-type="float" office:value="-70">
                <text:p>-70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7">
                <text:p>47</text:p>
              </table:table-cell>
              <table:table-cell office:value-type="float" office:value="-71">
                <text:p>-7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">
                <text:p>47</text:p>
              </table:table-cell>
              <table:table-cell office:value-type="float" office:value="-72">
                <text:p>-72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">
                <text:p>48</text:p>
              </table:table-cell>
              <table:table-cell office:value-type="float" office:value="-73">
                <text:p>-73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">
                <text:p>48</text:p>
              </table:table-cell>
              <table:table-cell office:value-type="float" office:value="-75">
                <text:p>-7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">
                <text:p>48</text:p>
              </table:table-cell>
              <table:table-cell office:value-type="float" office:value="-76">
                <text:p>-7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8">
                <text:p>48</text:p>
              </table:table-cell>
              <table:table-cell office:value-type="float" office:value="-77">
                <text:p>-7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">
                <text:p>48</text:p>
              </table:table-cell>
              <table:table-cell office:value-type="float" office:value="-78">
                <text:p>-7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8">
                <text:p>48</text:p>
              </table:table-cell>
              <table:table-cell office:value-type="float" office:value="-78">
                <text:p>-7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">
                <text:p>49</text:p>
              </table:table-cell>
              <table:table-cell office:value-type="float" office:value="-79">
                <text:p>-7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">
                <text:p>49</text:p>
              </table:table-cell>
              <table:table-cell office:value-type="float" office:value="-79">
                <text:p>-7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">
                <text:p>49</text:p>
              </table:table-cell>
              <table:table-cell office:value-type="float" office:value="-79">
                <text:p>-7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">
                <text:p>50</text:p>
              </table:table-cell>
              <table:table-cell office:value-type="float" office:value="-80">
                <text:p>-80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">
                <text:p>50</text:p>
              </table:table-cell>
              <table:table-cell office:value-type="float" office:value="-80">
                <text:p>-80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">
                <text:p>51</text:p>
              </table:table-cell>
              <table:table-cell office:value-type="float" office:value="-80">
                <text:p>-80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">
                <text:p>51</text:p>
              </table:table-cell>
              <table:table-cell office:value-type="float" office:value="-81">
                <text:p>-8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">
                <text:p>52</text:p>
              </table:table-cell>
              <table:table-cell office:value-type="float" office:value="-81">
                <text:p>-8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3">
                <text:p>53</text:p>
              </table:table-cell>
              <table:table-cell office:value-type="float" office:value="-81">
                <text:p>-8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3">
                <text:p>53</text:p>
              </table:table-cell>
              <table:table-cell office:value-type="float" office:value="-81">
                <text:p>-81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">
                <text:p>54</text:p>
              </table:table-cell>
              <table:table-cell office:value-type="float" office:value="-82">
                <text:p>-8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">
                <text:p>55</text:p>
              </table:table-cell>
              <table:table-cell office:value-type="float" office:value="-82">
                <text:p>-8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6">
                <text:p>56</text:p>
              </table:table-cell>
              <table:table-cell office:value-type="float" office:value="-83">
                <text:p>-83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6">
                <text:p>56</text:p>
              </table:table-cell>
              <table:table-cell office:value-type="float" office:value="-87">
                <text:p>-8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">
                <text:p>55</text:p>
              </table:table-cell>
              <table:table-cell office:value-type="float" office:value="-89">
                <text:p>-89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">
                <text:p>55</text:p>
              </table:table-cell>
              <table:table-cell office:value-type="float" office:value="-91">
                <text:p>-91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">
                <text:p>55</text:p>
              </table:table-cell>
              <table:table-cell office:value-type="float" office:value="-92">
                <text:p>-92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7">
                <text:p>57</text:p>
              </table:table-cell>
              <table:table-cell office:value-type="float" office:value="-92">
                <text:p>-92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7">
                <text:p>57</text:p>
              </table:table-cell>
              <table:table-cell office:value-type="float" office:value="-92">
                <text:p>-9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">
                <text:p>58</text:p>
              </table:table-cell>
              <table:table-cell office:value-type="float" office:value="-92">
                <text:p>-92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">
                <text:p>59</text:p>
              </table:table-cell>
              <table:table-cell office:value-type="float" office:value="-93">
                <text:p>-93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">
                <text:p>59</text:p>
              </table:table-cell>
              <table:table-cell office:value-type="float" office:value="-94">
                <text:p>-94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  <table:table-cell office:value-type="float" office:value="-95">
                <text:p>-9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">
                <text:p>60</text:p>
              </table:table-cell>
              <table:table-cell office:value-type="float" office:value="-95">
                <text:p>-95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">
                <text:p>60</text:p>
              </table:table-cell>
              <table:table-cell office:value-type="float" office:value="-96">
                <text:p>-96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">
                <text:p>61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2">
                <text:p>62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2">
                <text:p>62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">
                <text:p>63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">
                <text:p>64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">
                <text:p>64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5">
                <text:p>65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6">
                <text:p>66</text:p>
              </table:table-cell>
              <table:table-cell office:value-type="float" office:value="-98">
                <text:p>-98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7">
                <text:p>67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7">
                <text:p>67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8">
                <text:p>68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9">
                <text:p>69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">
                <text:p>70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">
                <text:p>70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">
                <text:p>71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">
                <text:p>72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">
                <text:p>73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4">
                <text:p>74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5">
                <text:p>75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6">
                <text:p>76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7">
                <text:p>77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">
                <text:p>78</text:p>
              </table:table-cell>
              <table:table-cell office:value-type="float" office:value="-97">
                <text:p>-97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0">
                <text:p>80</text:p>
              </table:table-cell>
              <table:table-cell office:value-type="float" office:value="-97">
                <text:p>-9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1">
                <text:p>81</text:p>
              </table:table-cell>
              <table:table-cell office:value-type="float" office:value="-97">
                <text:p>-9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">
                <text:p>82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3">
                <text:p>83</text:p>
              </table:table-cell>
              <table:table-cell office:value-type="float" office:value="-99">
                <text:p>-99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4">
                <text:p>84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">
                <text:p>84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">
                <text:p>84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5">
                <text:p>85</text:p>
              </table:table-cell>
              <table:table-cell office:value-type="float" office:value="-98">
                <text:p>-98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5">
                <text:p>85</text:p>
              </table:table-cell>
              <table:table-cell office:value-type="float" office:value="-97">
                <text:p>-9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5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5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">
                <text:p>84</text:p>
              </table:table-cell>
              <table:table-cell office:value-type="float" office:value="-95">
                <text:p>-9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4">
                <text:p>84</text:p>
              </table:table-cell>
              <table:table-cell office:value-type="float" office:value="-95">
                <text:p>-9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4">
                <text:p>84</text:p>
              </table:table-cell>
              <table:table-cell office:value-type="float" office:value="-95">
                <text:p>-95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4">
                <text:p>84</text:p>
              </table:table-cell>
              <table:table-cell office:value-type="float" office:value="-94">
                <text:p>-9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">
                <text:p>84</text:p>
              </table:table-cell>
              <table:table-cell office:value-type="float" office:value="-94">
                <text:p>-9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">
                <text:p>84</text:p>
              </table:table-cell>
              <table:table-cell office:value-type="float" office:value="-94">
                <text:p>-9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5">
                <text:p>85</text:p>
              </table:table-cell>
              <table:table-cell office:value-type="float" office:value="-94">
                <text:p>-9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6">
                <text:p>86</text:p>
              </table:table-cell>
              <table:table-cell office:value-type="float" office:value="-94">
                <text:p>-9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6">
                <text:p>86</text:p>
              </table:table-cell>
              <table:table-cell office:value-type="float" office:value="-93">
                <text:p>-9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6">
                <text:p>86</text:p>
              </table:table-cell>
              <table:table-cell office:value-type="float" office:value="-93">
                <text:p>-9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7">
                <text:p>87</text:p>
              </table:table-cell>
              <table:table-cell office:value-type="float" office:value="-93">
                <text:p>-9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7">
                <text:p>87</text:p>
              </table:table-cell>
              <table:table-cell office:value-type="float" office:value="-93">
                <text:p>-9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8">
                <text:p>88</text:p>
              </table:table-cell>
              <table:table-cell office:value-type="float" office:value="-92">
                <text:p>-9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8">
                <text:p>88</text:p>
              </table:table-cell>
              <table:table-cell office:value-type="float" office:value="-92">
                <text:p>-9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0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0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1">
                <text:p>91</text:p>
              </table:table-cell>
              <table:table-cell office:value-type="float" office:value="-91">
                <text:p>-9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2">
                <text:p>92</text:p>
              </table:table-cell>
              <table:table-cell office:value-type="float" office:value="-91">
                <text:p>-91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3">
                <text:p>93</text:p>
              </table:table-cell>
              <table:table-cell office:value-type="float" office:value="-90">
                <text:p>-9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4">
                <text:p>94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5">
                <text:p>95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5">
                <text:p>95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6">
                <text:p>96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6">
                <text:p>96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7">
                <text:p>97</text:p>
              </table:table-cell>
              <table:table-cell office:value-type="float" office:value="-88">
                <text:p>-8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7">
                <text:p>97</text:p>
              </table:table-cell>
              <table:table-cell office:value-type="float" office:value="-89">
                <text:p>-8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">
                <text:p>97</text:p>
              </table:table-cell>
              <table:table-cell office:value-type="float" office:value="-88">
                <text:p>-8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7">
                <text:p>97</text:p>
              </table:table-cell>
              <table:table-cell office:value-type="float" office:value="-87">
                <text:p>-8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7">
                <text:p>97</text:p>
              </table:table-cell>
              <table:table-cell office:value-type="float" office:value="-86">
                <text:p>-8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8">
                <text:p>98</text:p>
              </table:table-cell>
              <table:table-cell office:value-type="float" office:value="-85">
                <text:p>-8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8">
                <text:p>98</text:p>
              </table:table-cell>
              <table:table-cell office:value-type="float" office:value="-84">
                <text:p>-8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8">
                <text:p>98</text:p>
              </table:table-cell>
              <table:table-cell office:value-type="float" office:value="-84">
                <text:p>-84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8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8">
                <text:p>98</text:p>
              </table:table-cell>
              <table:table-cell office:value-type="float" office:value="-81">
                <text:p>-8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8">
                <text:p>98</text:p>
              </table:table-cell>
              <table:table-cell office:value-type="float" office:value="-80">
                <text:p>-8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8">
                <text:p>98</text:p>
              </table:table-cell>
              <table:table-cell office:value-type="float" office:value="-80">
                <text:p>-80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8">
                <text:p>98</text:p>
              </table:table-cell>
              <table:table-cell office:value-type="float" office:value="-79">
                <text:p>-79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8">
                <text:p>98</text:p>
              </table:table-cell>
              <table:table-cell office:value-type="float" office:value="-78">
                <text:p>-78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8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8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8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8">
                <text:p>98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8">
                <text:p>98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9">
                <text:p>99</text:p>
              </table:table-cell>
              <table:table-cell office:value-type="float" office:value="-74">
                <text:p>-74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8">
                <text:p>98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8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8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">
                <text:p>98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">
                <text:p>99</text:p>
              </table:table-cell>
              <table:table-cell office:value-type="float" office:value="-77">
                <text:p>-7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">
                <text:p>99</text:p>
              </table:table-cell>
              <table:table-cell office:value-type="float" office:value="-76">
                <text:p>-7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8">
                <text:p>98</text:p>
              </table:table-cell>
              <table:table-cell office:value-type="float" office:value="-74">
                <text:p>-74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8">
                <text:p>98</text:p>
              </table:table-cell>
              <table:table-cell office:value-type="float" office:value="-72">
                <text:p>-72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7">
                <text:p>97</text:p>
              </table:table-cell>
              <table:table-cell office:value-type="float" office:value="-71">
                <text:p>-71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6">
                <text:p>96</text:p>
              </table:table-cell>
              <table:table-cell office:value-type="float" office:value="-70">
                <text:p>-70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-69">
                <text:p>-69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5">
                <text:p>95</text:p>
              </table:table-cell>
              <table:table-cell office:value-type="float" office:value="-68">
                <text:p>-6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5">
                <text:p>95</text:p>
              </table:table-cell>
              <table:table-cell office:value-type="float" office:value="-68">
                <text:p>-68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4">
                <text:p>9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4">
                <text:p>9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4">
                <text:p>9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4">
                <text:p>94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3">
                <text:p>93</text:p>
              </table:table-cell>
              <table:table-cell office:value-type="float" office:value="-67">
                <text:p>-67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3">
                <text:p>93</text:p>
              </table:table-cell>
              <table:table-cell office:value-type="float" office:value="-66">
                <text:p>-6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3">
                <text:p>93</text:p>
              </table:table-cell>
              <table:table-cell office:value-type="float" office:value="-66">
                <text:p>-6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3">
                <text:p>93</text:p>
              </table:table-cell>
              <table:table-cell office:value-type="float" office:value="-66">
                <text:p>-6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2">
                <text:p>92</text:p>
              </table:table-cell>
              <table:table-cell office:value-type="float" office:value="-66">
                <text:p>-66</text:p>
              </table:table-cell>
              <table:table-cell office:value-type="float" office:value="-611">
                <text:p>-6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2">
                <text:p>92</text:p>
              </table:table-cell>
              <table:table-cell office:value-type="float" office:value="-66">
                <text:p>-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2">
                <text:p>92</text:p>
              </table:table-cell>
              <table:table-cell office:value-type="float" office:value="-66">
                <text:p>-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2">
                <text:p>92</text:p>
              </table:table-cell>
              <table:table-cell office:value-type="float" office:value="-66">
                <text:p>-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2">
                <text:p>92</text:p>
              </table:table-cell>
              <table:table-cell office:value-type="float" office:value="-66">
                <text:p>-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2">
                <text:p>92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2">
                <text:p>92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2">
                <text:p>92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3">
                <text:p>93</text:p>
              </table:table-cell>
              <table:table-cell office:value-type="float" office:value="-67">
                <text:p>-67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3">
                <text:p>93</text:p>
              </table:table-cell>
              <table:table-cell office:value-type="float" office:value="-67">
                <text:p>-67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">
                <text:p>93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3">
                <text:p>93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3">
                <text:p>93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2">
                <text:p>92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2">
                <text:p>92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2">
                <text:p>92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1">
                <text:p>91</text:p>
              </table:table-cell>
              <table:table-cell office:value-type="float" office:value="-69">
                <text:p>-69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1">
                <text:p>91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">
                <text:p>90</text:p>
              </table:table-cell>
              <table:table-cell office:value-type="float" office:value="-67">
                <text:p>-67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0">
                <text:p>90</text:p>
              </table:table-cell>
              <table:table-cell office:value-type="float" office:value="-68">
                <text:p>-68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0">
                <text:p>90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0">
                <text:p>90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0">
                <text:p>90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">
                <text:p>89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9">
                <text:p>89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9">
                <text:p>89</text:p>
              </table:table-cell>
              <table:table-cell office:value-type="float" office:value="-69">
                <text:p>-69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">
                <text:p>89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9">
                <text:p>89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9">
                <text:p>89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9">
                <text:p>89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">
                <text:p>88</text:p>
              </table:table-cell>
              <table:table-cell office:value-type="float" office:value="-71">
                <text:p>-71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">
                <text:p>88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7">
                <text:p>87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7">
                <text:p>87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7">
                <text:p>87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7">
                <text:p>87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6">
                <text:p>86</text:p>
              </table:table-cell>
              <table:table-cell office:value-type="float" office:value="-70">
                <text:p>-70</text:p>
              </table:table-cell>
              <table:table-cell office:value-type="float" office:value="-614">
                <text:p>-6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6">
                <text:p>86</text:p>
              </table:table-cell>
              <table:table-cell office:value-type="float" office:value="-70">
                <text:p>-70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6">
                <text:p>86</text:p>
              </table:table-cell>
              <table:table-cell office:value-type="float" office:value="-70">
                <text:p>-70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">
                <text:p>86</text:p>
              </table:table-cell>
              <table:table-cell office:value-type="float" office:value="-70">
                <text:p>-70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">
                <text:p>86</text:p>
              </table:table-cell>
              <table:table-cell office:value-type="float" office:value="-70">
                <text:p>-70</text:p>
              </table:table-cell>
              <table:table-cell office:value-type="float" office:value="-615">
                <text:p>-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